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2.9563in"/>
    </style:style>
    <style:style style:name="co3" style:family="table-column">
      <style:table-column-properties fo:break-before="auto" style:column-width="3.8819in"/>
    </style:style>
    <style:style style:name="co4" style:family="table-column">
      <style:table-column-properties fo:break-before="auto" style:column-width="2.64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3799in" fo:break-before="auto" style:use-optimal-row-height="true"/>
    </style:style>
    <style:style style:name="ro3" style:family="table-row">
      <style:table-row-properties style:row-height="0.3972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 fo:border="0.06pt solid #00000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text-outline="false" style:text-line-through-style="none" fo:font-size="12pt" fo:text-shadow="none" style:text-underline-style="none" fo:font-weight="normal" style:text-underline-mode="continuous" style:text-overline-mode="continuous" style:text-line-through-mode="continuous" style:font-size-asian="12pt" style:font-weight-asian="normal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Monospa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4pt" fo:language="en" fo:country="US" style:letter-kerning="true" style:font-name-asian="Monospace" style:font-size-asian="14pt" style:language-asian="hi" style:country-asian="IN" style:font-weight-asian="bold" style:font-size-complex="14pt" style:font-weight-complex="bold"/>
    </style:style>
    <style:style style:name="T2" style:family="text">
      <style:text-properties fo:color="#000000" fo:font-size="14pt" fo:language="en" fo:country="US" style:letter-kerning="true" style:font-name-asian="Monospace" style:font-size-asian="14pt" style:language-asian="hi" style:country-asian="IN" style:font-weight-asian="normal" style:font-size-complex="14pt" style:font-weight-complex="normal"/>
    </style:style>
    <style:style style:name="T3" style:family="text">
      <style:text-properties style:use-window-font-color="true" fo:font-size="14pt" fo:language="en" fo:country="US" style:letter-kerning="true" style:font-name-asian="Monospace" style:font-size-asian="14pt" style:language-asian="hi" style:country-asian="IN" style:font-weight-asian="bold" style:font-size-complex="14pt" style:font-weight-complex="bold"/>
    </style:style>
    <style:style style:name="T4" style:family="text">
      <style:text-properties style:use-window-font-color="true" fo:font-size="14pt" fo:language="en" fo:country="US" style:letter-kerning="true" style:font-name-asian="Monospace" style:font-size-asian="14pt" style:language-asian="hi" style:country-asian="IN" style:font-weight-asian="normal" style:font-size-complex="14pt" style:font-weight-complex="normal"/>
    </style:style>
    <style:style style:name="T5" style:family="text">
      <style:text-properties fo:color="#000000" style:font-name="Monospace" fo:font-size="14pt" fo:letter-spacing="normal" fo:language="en" fo:country="US" fo:font-style="normal" fo:font-weight="normal" style:letter-kerning="true" style:font-name-asian="Droid Sans Devanagari1" style:font-size-asian="14pt" style:language-asian="hi" style:country-asian="IN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</office:automatic-styles>
  <office:body>
    <office:spreadsheet>
      <table:table table:name="First and Follow Se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/>
          <table:table-cell table:style-name="ce1" office:value-type="string" calcext:value-type="string">
            <text:p>First Set</text:p>
          </table:table-cell>
          <table:table-cell table:style-name="ce1" office:value-type="string" calcext:value-type="string">
            <text:p>Follow Set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claration-list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claration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claration'</text:p>
          </table:table-cell>
          <table:table-cell table:style-name="ce1" office:value-type="string" calcext:value-type="string">
            <text:p>(, [, ;</text:p>
          </table:table-cell>
          <table:table-cell table:style-name="ce1" office:value-type="string" calcext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 calcext:value-type="string">
            <text:p>var-declaration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INT, (, NUM, ID, ;, {, }, IF, WHILE, RETURN, EPSILO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ar-declaration'</text:p>
          </table:table-cell>
          <table:table-cell table:style-name="ce1" office:value-type="string" calcext:value-type="string">
            <text:p>[, ;</text:p>
          </table:table-cell>
          <table:table-cell table:style-name="ce1" office:value-type="string" calcext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un-declaration'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INT, VOID, $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am-list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COMMA, )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 calcext:value-type="string">
            <text:p>compound-stmt</text:p>
          </table:table-cell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INT, VOID, $, (, NUM, ID, ;, {, IF, WHILE, RETURN, ELSE, }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1" office:value-type="string" calcext:value-type="string">
            <text:p>local-declarations</text:p>
          </table:table-cell>
          <table:table-cell table:style-name="ce3" office:value-type="string" calcext:value-type="string">
            <text:p>INT, EPSILON</text:p>
          </table:table-cell>
          <table:table-cell table:style-name="ce3" office:value-type="string" calcext:value-type="string">
            <text:p>(, NUM, ID, ;, {, }, IF, WHILE, RETURN, EPSILON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statement-list</text:p>
          </table:table-cell>
          <table:table-cell table:style-name="ce3" office:value-type="string" calcext:value-type="string">
            <text:p>(, NUM, ID, ;, {, IF, WHILE, RETURN, EPSILON</text:p>
          </table:table-cell>
          <table:table-cell table:style-name="ce1" office:value-type="string" calcext:value-type="string">
            <text:p>}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(, NUM, ID, ;, {, IF, WHILE, RETURN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-stmt</text:p>
          </table:table-cell>
          <table:table-cell table:style-name="ce1" office:value-type="string" calcext:value-type="string">
            <text:p>(, NUM, ID, ;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lection-stmt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teration-stmt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turn-stmt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</text:p>
          </table:table-cell>
          <table:table-cell table:style-name="ce1" office:value-type="string" calcext:value-type="string">
            <text:p>(, NUM, ID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'</text:p>
          </table:table-cell>
          <table:table-cell table:style-name="ce4" office:value-type="string" calcext:value-type="string">
            <text:p><text:s/>=, (, [, *, /, +, /, EPSILON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''</text:p>
          </table:table-cell>
          <table:table-cell table:style-name="ce4" office:value-type="string" calcext:value-type="string">
            <text:p><text:s/>=, *, /, +, -, EPSILON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ar</text:p>
          </table:table-cell>
          <table:table-cell table:style-name="ce4" office:value-type="string" calcext:value-type="string">
            <text:p>[, EPSILON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 calcext:value-type="string">
            <text:p>simple-expression'</text:p>
          </table:table-cell>
          <table:table-cell table:style-name="ce3" office:value-type="string" calcext:value-type="string">
            <text:p>*, /, +, -, <text:span text:style-name="T1">&lt;=,</text:span><text:span text:style-name="T2"> </text:span><text:span text:style-name="T1">&lt;,</text:span><text:span text:style-name="T2"> </text:span><text:span text:style-name="T1">&gt;,</text:span><text:span text:style-name="T2"> </text:span><text:span text:style-name="T1">&gt;=,</text:span><text:span text:style-name="T2"> </text:span><text:span text:style-name="T1">==,</text:span><text:span text:style-name="T2"> </text:span><text:span text:style-name="T1">!=,</text:span> EPSILON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 office:value-type="string" calcext:value-type="string">
            <text:p>relop</text:p>
          </table:table-cell>
          <table:table-cell table:style-name="ce5" office:value-type="string" calcext:value-type="string">
            <text:p><text:span text:style-name="T3">&lt;=,</text:span><text:span text:style-name="T4"> </text:span><text:span text:style-name="T3">&lt;,</text:span><text:span text:style-name="T4"> </text:span><text:span text:style-name="T3">&gt;,</text:span><text:span text:style-name="T4"> </text:span><text:span text:style-name="T3">&gt;=,</text:span><text:span text:style-name="T4"> </text:span><text:span text:style-name="T3">==,</text:span><text:span text:style-name="T4"> </text:span><text:span text:style-name="T3">!=</text:span></text:p>
          </table:table-cell>
          <table:table-cell table:style-name="ce1" office:value-type="string" calcext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ditive-expression</text:p>
          </table:table-cell>
          <table:table-cell table:style-name="ce1" office:value-type="string" calcext:value-type="string">
            <text:p>(, NUM, ID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 office:value-type="string" calcext:value-type="string">
            <text:p>additive-expression'</text:p>
          </table:table-cell>
          <table:table-cell table:style-name="ce3" office:value-type="string" calcext:value-type="string">
            <text:p>*, /, +, -, EPSILON</text:p>
          </table:table-cell>
          <table:table-cell table:style-name="ce3" office:value-type="string" calcext:value-type="string">
            <text:p>*, /, ;, COMMA, ), ], ), <text:span text:style-name="T1">&lt;=,</text:span><text:span text:style-name="T2"> </text:span><text:span text:style-name="T1">&lt;,</text:span><text:span text:style-name="T2"> </text:span><text:span text:style-name="T1">&gt;,</text:span><text:span text:style-name="T2"> </text:span><text:span text:style-name="T1">&gt;=,</text:span><text:span text:style-name="T2"> </text:span><text:span text:style-name="T1">==,</text:span><text:span text:style-name="T2"> </text:span><text:span text:style-name="T1">!=</text:span>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dop</text:p>
          </table:table-cell>
          <table:table-cell table:style-name="ce1" office:value-type="string" calcext:value-type="string">
            <text:p>+, -</text:p>
          </table:table-cell>
          <table:table-cell table:style-name="ce1" office:value-type="string" calcext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(, NUM, ID</text:p>
          </table:table-cell>
          <table:table-cell table:style-name="ce1" office:value-type="string" calcext:value-type="string">
            <text:p>+, -, *, /, ;, COMMA, ), ], ), <text:span text:style-name="T1">&lt;=,</text:span><text:span text:style-name="T2"> </text:span><text:span text:style-name="T1">&lt;,</text:span><text:span text:style-name="T2"> </text:span><text:span text:style-name="T1">&gt;,</text:span><text:span text:style-name="T2"> </text:span><text:span text:style-name="T1">&gt;=,</text:span><text:span text:style-name="T2"> </text:span><text:span text:style-name="T1">==,</text:span><text:span text:style-name="T2"> </text:span><text:span text:style-name="T1">!=</text:span>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erm'</text:p>
          </table:table-cell>
          <table:table-cell table:style-name="ce3" office:value-type="string" calcext:value-type="string">
            <text:p>*, /, EPSILON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ulop</text:p>
          </table:table-cell>
          <table:table-cell table:style-name="ce1" office:value-type="string" calcext:value-type="string">
            <text:p>*, /</text:p>
          </table:table-cell>
          <table:table-cell table:style-name="ce1" office:value-type="string" calcext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(, NUM, ID</text:p>
          </table:table-cell>
          <table:table-cell table:style-name="ce3" office:value-type="string" calcext:value-type="string">
            <text:p>+, -, *, /, ;, COMMA, ), ], ), <text:span text:style-name="T1">&lt;=,</text:span><text:span text:style-name="T2"> </text:span><text:span text:style-name="T1">&lt;,</text:span><text:span text:style-name="T2"> </text:span><text:span text:style-name="T1">&gt;,</text:span><text:span text:style-name="T2"> </text:span><text:span text:style-name="T1">&gt;=,</text:span><text:span text:style-name="T2"> </text:span><text:span text:style-name="T1">==,</text:span><text:span text:style-name="T2"> </text:span><text:span text:style-name="T1">!=</text:span>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 office:value-type="string" calcext:value-type="string">
            <text:p>varcall</text:p>
          </table:table-cell>
          <table:table-cell table:style-name="ce4" office:value-type="string" calcext:value-type="string">
            <text:p><text:span text:style-name="T5">EPSILON, </text:span><text:span text:style-name="T6">[, (</text:span>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(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gs</text:p>
          </table:table-cell>
          <table:table-cell table:style-name="ce3" office:value-type="string" calcext:value-type="string">
            <text:p>(, NUM, ID, EPSILON</text:p>
          </table:table-cell>
          <table:table-cell table:style-name="ce3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g-list</text:p>
          </table:table-cell>
          <table:table-cell table:style-name="ce1" office:value-type="string" calcext:value-type="string">
            <text:p>(, NUM, ID</text:p>
          </table:table-cell>
          <table:table-cell table:style-name="ce3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000-00-00T23:41:36.244926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Birti</meta:initial-creator>
    <meta:creation-date>2014-03-24T22:54:49.124164523</meta:creation-date>
    <dc:date>2014-03-26T23:41:57.056567333</dc:date>
    <dc:creator>Mitch Birti</dc:creator>
    <meta:editing-duration>PT55M10S</meta:editing-duration>
    <meta:editing-cycles>16</meta:editing-cycles>
    <meta:generator>LibreOffice/4.1.5.3$Linux_X86_64 LibreOffice_project/410m0$Build-3</meta:generator>
    <meta:document-statistic meta:table-count="1" meta:cell-count="107" meta:object-count="0"/>
  </office:meta>
</office:document-meta>
</file>